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3" style:family="paragraph" style:parent-style-name="Text_20_body">
      <style:paragraph-properties fo:margin-left="0in" fo:margin-right="0in" fo:text-align="start" style:justify-single-word="false" fo:orphans="2" fo:widows="2" fo:text-indent="0in" style:auto-text-indent="false"/>
    </style:style>
    <style:style style:name="P4"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5"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6"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4pt" fo:letter-spacing="normal" fo:font-style="normal" fo:font-weight="bold"/>
    </style:style>
    <style:style style:name="P7"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9"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10"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1"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12" style:family="paragraph" style:parent-style-name="Text_20_body">
      <style:paragraph-properties fo:text-align="start" style:justify-single-word="false" fo:orphans="2" fo:widows="2"/>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13" style:family="paragraph" style:parent-style-name="Text_20_body">
      <style:paragraph-properties fo:text-align="start" style:justify-single-word="false" fo:orphans="2" fo:widows="2"/>
      <style:text-properties fo:color="#232323" style:font-name="Arial" fo:font-size="11.25pt" fo:letter-spacing="normal" fo:font-style="italic" fo:font-weight="normal"/>
    </style:style>
    <style:style style:name="P14" style:family="paragraph" style:parent-style-name="Text_20_body">
      <style:paragraph-properties fo:text-align="start" style:justify-single-word="false" fo:orphans="2" fo:widows="2"/>
    </style:style>
    <style:style style:name="P1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6"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7"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8"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9"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0"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1"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2"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3"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4"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5"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6"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7"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8"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9"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0"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232323" style:font-name="Arial" fo:font-size="11.25pt" fo:letter-spacing="normal" fo:font-style="italic" fo:font-weight="normal"/>
    </style:style>
    <style:style style:name="P31"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232323" style:font-name="Arial" fo:font-size="11.25pt" fo:letter-spacing="normal" fo:font-style="italic" fo:font-weight="normal"/>
    </style:style>
    <style:style style:name="P32"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232323" style:font-name="Arial" fo:font-size="11.25pt" fo:letter-spacing="normal" fo:font-style="italic" fo:font-weight="normal"/>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3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3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bold"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37" style:family="paragraph" style:parent-style-name="Text_20_body">
      <style:paragraph-properties fo:margin-left="0in" fo:margin-right="0in" fo:text-align="start" style:justify-single-word="false" fo:orphans="2" fo:widows="2" fo:text-indent="0in" style:auto-text-indent="false"/>
    </style:style>
    <style:style style:name="P38"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39"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0"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1"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2"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3"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4"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5"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6"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7" style:family="paragraph" style:parent-style-name="Text_20_body" style:list-style-name="L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8"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9"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0"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1"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bold"/>
    </style:style>
    <style:style style:name="P52" style:family="paragraph" style:parent-style-name="Text_20_body" style:list-style-name="L1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53" style:family="paragraph" style:parent-style-name="Text_20_body" style:list-style-name="L16">
      <style:paragraph-properties fo:margin-top="0in" fo:margin-bottom="0in" loext:contextual-spacing="false" fo:text-align="start" style:justify-single-word="false" fo:orphans="2" fo:widows="2" fo:padding="0in" fo:border="none"/>
      <style:text-properties fo:color="#232323" style:font-name="Arial" fo:font-size="11.25pt" fo:letter-spacing="normal" fo:font-style="italic" fo:font-weight="normal"/>
    </style:style>
    <style:style style:name="P54" style:family="paragraph" style:parent-style-name="Text_20_body" style:list-style-name="L17">
      <style:paragraph-properties fo:margin-top="0in" fo:margin-bottom="0in" loext:contextual-spacing="false" fo:text-align="start" style:justify-single-word="false" fo:orphans="2" fo:widows="2" fo:padding="0in" fo:border="none"/>
      <style:text-properties fo:color="#232323" style:font-name="Arial" fo:font-size="11.25pt" fo:letter-spacing="normal" fo:font-style="italic" fo:font-weight="normal"/>
    </style:style>
    <style:style style:name="P55" style:family="paragraph" style:parent-style-name="Text_20_body" style:list-style-name="L19">
      <style:paragraph-properties fo:margin-top="0in" fo:margin-bottom="0in" loext:contextual-spacing="false" fo:text-align="start" style:justify-single-word="false" fo:orphans="2" fo:widows="2" fo:padding="0in" fo:border="none"/>
      <style:text-properties fo:color="#232323" style:font-name="Arial" fo:font-size="11.25pt" fo:letter-spacing="normal" fo:font-style="italic" fo:font-weight="normal"/>
    </style:style>
    <style:style style:name="P56" style:family="paragraph" style:parent-style-name="Text_20_body" style:list-style-name="L20">
      <style:paragraph-properties fo:margin-top="0in" fo:margin-bottom="0in" loext:contextual-spacing="false" fo:text-align="start" style:justify-single-word="false" fo:orphans="2" fo:widows="2" fo:padding="0in" fo:border="none"/>
      <style:text-properties fo:color="#232323" style:font-name="Arial" fo:font-size="11.25pt" fo:letter-spacing="normal" fo:font-style="italic" fo:font-weight="normal"/>
    </style:style>
    <style:style style:name="P57" style:family="paragraph" style:parent-style-name="Text_20_body" style:list-style-name="L18">
      <style:paragraph-properties fo:margin-top="0in" fo:margin-bottom="0in" loext:contextual-spacing="false" fo:text-align="start" style:justify-single-word="false" fo:orphans="2" fo:widows="2" fo:padding="0in" fo:border="none"/>
    </style:style>
    <style:style style:name="P58" style:family="paragraph" style:parent-style-name="Text_20_body" style:list-style-name="L19">
      <style:paragraph-properties fo:margin-top="0in" fo:margin-bottom="0in" loext:contextual-spacing="false" fo:text-align="start" style:justify-single-word="false" fo:orphans="2" fo:widows="2" fo:padding="0in" fo:border="none"/>
    </style:style>
    <style:style style:name="P59" style:family="paragraph" style:parent-style-name="Text_20_body">
      <style:paragraph-properties fo:margin-top="0in" fo:margin-bottom="0in" loext:contextual-spacing="false"/>
    </style:style>
    <style:style style:name="P60" style:family="paragraph" style:parent-style-name="Text_20_body" style:list-style-name="L4">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1" style:family="paragraph" style:parent-style-name="Text_20_body" style:list-style-name="L15">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2" style:family="paragraph" style:parent-style-name="Text_20_body" style:list-style-name="L18">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3" style:family="paragraph" style:parent-style-name="Text_20_body" style:list-style-name="L20">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4"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65" style:family="paragraph" style:parent-style-name="Heading_20_1">
      <style:text-properties fo:font-variant="normal" fo:text-transform="none" fo:color="#232323" style:font-name="Verdana" fo:font-size="16.5pt" fo:letter-spacing="normal" fo:font-style="normal" fo:font-weight="bold"/>
    </style:style>
    <style:style style:name="P6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67" style:family="paragraph" style:parent-style-name="Heading_20_2">
      <style:paragraph-properties fo:text-align="start" style:justify-single-word="false" fo:orphans="2" fo:widows="2" fo:padding-left="0in" fo:padding-right="0in" fo:padding-top="0in" fo:padding-bottom="0.0193in" fo:border-left="none" fo:border-right="none" fo:border-top="none" fo:border-bottom="0.06pt solid #dddddd"/>
      <style:text-properties fo:color="#232323" style:font-name="Verdana" fo:font-size="13.5pt" fo:letter-spacing="normal" fo:font-style="italic" fo:font-weight="bold"/>
    </style:style>
    <style:style style:name="P6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69" style:family="paragraph" style:parent-style-name="Heading_20_3">
      <style:paragraph-properties fo:text-align="start" style:justify-single-word="false" fo:orphans="2" fo:widows="2" fo:padding-left="0in" fo:padding-right="0in" fo:padding-top="0in" fo:padding-bottom="0.0193in" fo:border-left="none" fo:border-right="none" fo:border-top="none" fo:border-bottom="0.06pt solid #dddddd"/>
      <style:text-properties fo:color="#232323" style:font-name="Verdana" fo:font-size="12pt" fo:letter-spacing="normal" fo:font-style="italic" fo:font-weight="bold"/>
    </style:style>
    <style:style style:name="P70"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71"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72"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73"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letter-spacing="normal"/>
    </style:style>
    <style:style style:name="P74"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color="#232323" fo:letter-spacing="normal"/>
    </style:style>
    <style:style style:name="P75"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color="#232323" style:font-name="Arial" fo:font-size="10.5pt" fo:letter-spacing="normal" fo:font-style="italic" fo:font-weight="normal"/>
    </style:style>
    <style:style style:name="T1" style:family="text">
      <style:text-properties fo:font-weight="bold"/>
    </style:style>
    <style:style style:name="T2" style:family="text">
      <style:text-properties fo:font-variant="normal" fo:text-transform="none" fo:color="#232323" style:font-name="Arial" fo:font-size="11.25pt" fo:letter-spacing="normal" fo:font-style="normal" fo:font-weight="normal"/>
    </style:style>
    <style:style style:name="T3" style:family="text">
      <style:text-properties fo:font-variant="normal" fo:text-transform="none" fo:color="#232323" style:font-name="Arial" fo:font-size="11.25pt" fo:letter-spacing="normal" fo:font-style="normal" fo:font-weight="bold"/>
    </style:style>
    <style:style style:name="T4" style:family="text">
      <style:text-properties fo:font-variant="normal" fo:text-transform="none" fo:color="#232323" style:font-name="Arial" fo:font-size="11.25pt" fo:letter-spacing="normal" fo:font-style="italic" fo:font-weight="normal"/>
    </style:style>
    <style:style style:name="T5"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6" style:family="text">
      <style:text-properties fo:font-variant="normal" fo:text-transform="none" fo:color="#232323"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7" style:family="text">
      <style:text-properties fo:font-variant="normal" fo:text-transform="none" fo:color="#232323" style:font-name="Arial" fo:font-size="9pt" fo:letter-spacing="normal" fo:font-style="normal" fo:font-weight="normal" fo:background-color="#d2ffb4" loext:char-shading-value="0" loext:padding-left="0.4689in" loext:padding-right="0.052in" loext:padding-top="0.1043in" loext:padding-bottom="0.1563in" loext:border-left="0.74pt solid #90b07c" loext:border-right="0.74pt solid #90b07c" loext:border-top="3.74pt solid #90b07c" loext:border-bottom="0.74pt solid #90b07c"/>
    </style:style>
    <style:style style:name="T8" style:family="text">
      <style:text-properties fo:font-variant="normal" fo:text-transform="none" fo:color="#232323" style:font-name="Arial" fo:font-size="9pt" fo:letter-spacing="normal" fo:font-style="italic"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9" style:family="text">
      <style:text-properties fo:font-variant="normal" fo:text-transform="none" fo:color="#232323" fo:letter-spacing="normal"/>
    </style:style>
    <style:style style:name="T10" style:family="text">
      <style:text-properties fo:font-variant="normal" fo:text-transform="none" fo:color="#232323" fo:font-size="10.5pt" fo:letter-spacing="normal" fo:font-style="normal" fo:font-weight="normal" fo:background-color="#e6ecef" loext:char-shading-value="0" loext:padding="0in" loext:border="none"/>
    </style:style>
    <style:style style:name="T11" style:family="text">
      <style:text-properties fo:font-variant="normal" fo:text-transform="none" fo:color="#0000aa" style:font-name="Arial" fo:font-size="11.25pt" fo:letter-spacing="normal" fo:font-style="normal" fo:font-weight="normal"/>
    </style:style>
    <style:style style:name="T12" style:family="text">
      <style:text-properties fo:font-variant="normal" fo:text-transform="none" fo:color="#0000aa" style:font-name="Arial" fo:font-size="9pt" fo:letter-spacing="normal" fo:font-style="normal" fo:font-weight="normal" fo:background-color="transparent" loext:char-shading-value="0" loext:padding="0in" loext:border="none"/>
    </style:style>
    <style:style style:name="T13" style:family="text">
      <style:text-properties fo:font-variant="normal" fo:text-transform="none" fo:color="#0000ff" style:font-name="Arial" fo:font-size="11.25pt" fo:letter-spacing="normal" fo:font-style="normal" fo:font-weight="normal"/>
    </style:style>
    <style:style style:name="T14" style:family="text">
      <style:text-properties fo:font-style="italic"/>
    </style:style>
    <style:style style:name="T15" style:family="text">
      <style:text-properties fo:font-size="10.5pt" fo:font-style="normal" fo:font-weight="normal"/>
    </style:style>
    <style:style style:name="T16" style:family="text">
      <style:text-properties style:font-name="Arial" fo:font-size="10.5pt" fo:font-style="italic" fo:font-weight="normal"/>
    </style:style>
    <style:style style:name="T17" style:family="text">
      <style:text-properties fo:color="#232323" style:font-name="Arial" fo:font-size="11.25pt" fo:letter-spacing="normal" fo:font-style="italic" fo:font-weight="normal"/>
    </style:style>
    <style:style style:name="T18" style:family="text">
      <style:text-properties fo:color="#232323" style:font-name="Arial" fo:font-size="10.5pt" fo:letter-spacing="normal" fo:font-style="italic" fo:font-weight="normal" fo:background-color="#e6ecef" loext:char-shading-value="0" loext:padding="0in" loext:border="none"/>
    </style:style>
    <style:style style:name="T19" style:family="text">
      <style:text-properties fo:color="#0000aa" style:font-name="Arial" fo:font-size="11.25pt" fo:letter-spacing="normal" fo:font-style="italic" fo:font-weight="normal"/>
    </style:style>
    <style:style style:name="T20" style:family="text">
      <style:text-properties fo:color="#0000aa" style:font-name="Arial" fo:font-size="11.25pt" fo:letter-spacing="normal" fo:font-style="italic" fo:font-weight="normal" fo:background-color="transparent" loext:char-shading-value="0"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Lab 7: ELF-introduction</text:h>
      <text:p text:style-name="P1">This lab <text:span text:style-name="T1">may</text:span> be done in pairs.</text:p>
      <text:h text:style-name="P5" text:outline-level="3"><text:bookmark text:name="lab_goals"/>Lab Goals</text:h>
      <text:list xml:id="list4681525160353624255" text:style-name="L5">
        <text:list-item>
          <text:p text:style-name="P19">Extracting useful information from files in ELF.</text:p>
        </text:list-item>
        <text:list-item>
          <text:p text:style-name="P43">Fixing files using this information: reverse engineering.</text:p>
        </text:list-item>
      </text:list>
      <text:p text:style-name="P1">In the following labs, you will learn to handle object and executable files. We will begin by learning just some of the basics of ELF, together with applications you can already use at this level - editing binary files and writing software patches. Then, we will continue our study of ELF files, by beginning to parse the structures of ELF files, and to use them for various purposes. In particular, we will access the data in the section header table and in the symbol table.</text:p>
      <text:h text:style-name="P5" text:outline-level="3"><text:bookmark text:name="methodology"/>Methodology</text:h>
      <text:list xml:id="list6933579902092435552" text:style-name="L6">
        <text:list-item>
          <text:p text:style-name="P27"><text:a xlink:type="simple" xlink:href="https://www.cs.bgu.ac.il/~caspl172/Lab7/Reading_Material" text:style-name="Internet_20_link" text:visited-style-name="Visited_20_Internet_20_Link"><text:span text:style-name="T11">Get to know the ELF</text:span></text:a><text:span text:style-name="T2">.</text:span></text:p>
        </text:list-item>
        <text:list-item>
          <text:p text:style-name="P44">Learn how to use the <text:span text:style-name="T14">readelf</text:span> utility. By using <text:span text:style-name="T14">readelf</text:span> you can get, in a human readable format, all the ELF structural information.</text:p>
        </text:list-item>
        <text:list-item>
          <text:p text:style-name="P44">Experience basic ELF manipulation.</text:p>
        </text:list-item>
      </text:list>
      <text:h text:style-name="P5" text:outline-level="3"><text:bookmark text:name="recommended_operating_procedure"/>Recommended Operating Procedure</text:h>
      <text:p text:style-name="P3"><text:span text:style-name="T3">This advice is relevant for all tasks.</text:span><text:span text:style-name="T9"> </text:span><text:span text:style-name="T2">Note that while at some point you will no longer be using </text:span><text:span text:style-name="T17">hexedit</text:span><text:span text:style-name="T9"> </text:span><text:span text:style-name="T2">to process the file and </text:span><text:span text:style-name="T17">readelf</text:span><text:span text:style-name="T9"> </text:span><text:span text:style-name="T2">to get the information, nevertheless in some cases you may still want to use these tools for debugging purposes. In order to take advantage of these tools and make your tasks easier, you should:</text:span></text:p>
      <text:list xml:id="list3113109946823817390" text:style-name="L7">
        <text:list-item>
          <text:p text:style-name="P20">Support debugging messages: in particular the offsets of the various items, as you discover them from the headers. Also, whenever the user is required to enter values, you should print the <text:span text:style-name="T1">parsed</text:span> values in their respective representation (e.g. string, decimal or hexadecimal).</text:p>
        </text:list-item>
        <text:list-item>
          <text:p text:style-name="P45">Use <text:span text:style-name="T14">hexedit</text:span> and <text:span text:style-name="T14">readelf</text:span> to compare the information you are looking for, especially if you run into unknown problems: <text:span text:style-name="T14">hexedit</text:span> is great if you know the exact location of the item you are looking for.</text:p>
        </text:list-item>
        <text:list-item>
          <text:p text:style-name="P45">Note that while the object files you will be processing will be linked using <text:span text:style-name="T14">ld</text:span>, and will, in most cases, use direct system calls in order to make the ELF file simpler, there is no reason why the programs you write need use this interface. You are allowed to use the standard library when building your own C programs.</text:p>
        </text:list-item>
        <text:list-item>
          <text:p text:style-name="P45">In order to preserve your sanity, even if the code you MANIPULATE may be without stdlib, we advise that for your OWN CODE you DO use the C standard library! (Yes, this is repeated twice, so that you notice it!)</text:p>
        </text:list-item>
        <text:list-item>
          <text:p text:style-name="P45">In order to keep sane in the following labs as well, <text:span text:style-name="T1">understand</text:span> what you are doing and <text:span text:style-name="T1">keep track</text:span> of that and of your code, as you will be using them in future labs.</text:p>
        </text:list-item>
      </text:list>
      <text:p text:style-name="P59"/>
      <text:p text:style-name="P35">All the executable files we will work with in this session are 32-Bit ELF binaries. <text:line-break/>Compile your code accordingly.</text:p>
      <text:h text:style-name="P4" text:outline-level="2"><text:bookmark text:name="lab_7_tasks"/><text:soft-page-break/>Lab 7 Tasks</text:h>
      <text:p text:style-name="P33"><text:span text:style-name="T1">Deliverables</text:span><text:line-break/>You should read and understand the reading material, and do task 0 before attending the lab. To be eligible for a full grade, you must complete all of tasks up-to (and including) task 3a, during the regular lab. Tasks 3b and 4 may be done in a completion lab,</text:p>
      <text:p text:style-name="P11">if you run out of time.</text:p>
      <text:h text:style-name="P4" text:outline-level="2"><text:bookmark text:name="task_0"/>Task 0</text:h>
      <text:h text:style-name="P5" text:outline-level="3"><text:bookmark text:name="task_0a"/>Task 0a:</text:h>
      <text:p text:style-name="P3"><text:span text:style-name="T2">Download the following file: </text:span><text:a xlink:type="simple" xlink:href="https://www.cs.bgu.ac.il/~caspl172/wiki.files/lab7/a.out" text:style-name="Internet_20_link" text:visited-style-name="Visited_20_Internet_20_Link"><text:span text:style-name="T11">a.out</text:span></text:a><text:span text:style-name="T2">. Answer the following questions (be prepared to explain your answers to the lab instructor):</text:span></text:p>
      <text:list xml:id="list1776328996949702631" text:style-name="L8">
        <text:list-item>
          <text:p text:style-name="P21">Where is the entry point specified, and what is its value?</text:p>
        </text:list-item>
        <text:list-item>
          <text:p text:style-name="P46">How many sections are there in a.out?</text:p>
        </text:list-item>
        <text:list-item>
          <text:p text:style-name="P46">What is the size of the .text section?</text:p>
        </text:list-item>
        <text:list-item>
          <text:p text:style-name="P46">Does the symbol _start occur in the file? If so, where is it mapped to in virtual memory?</text:p>
        </text:list-item>
        <text:list-item>
          <text:p text:style-name="P46">Does the symbol main occur in the file? If so, where is it mapped to in virtual memory?</text:p>
        </text:list-item>
        <text:list-item>
          <text:p text:style-name="P46">Where in the file does the code of function "main" start?</text:p>
        </text:list-item>
      </text:list>
      <text:h text:style-name="P5" text:outline-level="3"><text:bookmark text:name="task_0b"/>Task 0b</text:h>
      <text:p text:style-name="P3"><text:span text:style-name="T2">Write a program called </text:span><text:span text:style-name="T17">hexeditplus</text:span><text:span text:style-name="T2">:</text:span></text:p>
      <text:p text:style-name="P70"><text:s/><text:span text:style-name="T15">./hexeditplus</text:span></text:p>
      <text:p text:style-name="P1">The hexeditplus program performs operations (read and write) on files and memory. File operations are done on a file <text:span text:style-name="T14">filename</text:span> as defined below. Each operation is done in units of <text:span text:style-name="T14">size</text:span> bytes, which indicates a unit size, i.e. the number of bytes we want to use as the basic unit in each operation of our program, such as "display file contents". Size can be either 1, 2 or 4, with 1 as the default.</text:p>
      <text:p text:style-name="P1">The variables <text:span text:style-name="T14">size</text:span>, <text:span text:style-name="T14">filename</text:span> (initially null), as well as a pointer to a buffer in memory (also initially null) <text:span text:style-name="T14">data_pointer</text:span>, should all be global variables.</text:p>
      <text:p text:style-name="P3"><text:span text:style-name="T2">First, define a menu for the user with a number of predefined functions (as done in </text:span><text:a xlink:type="simple" xlink:href="https://www.cs.bgu.ac.il/~caspl172/Lab2/Tasks" text:style-name="Internet_20_link" text:visited-style-name="Visited_20_Internet_20_Link"><text:span text:style-name="T11">Lab 2</text:span></text:a><text:span text:style-name="T2">), to which we will add functions as we go. The program prints the menu, obtains a choice from the user, acts on it, and repeats infinitely. For example, if the functions: "Toggle Debug Mode", "Set File Name", "Set Unit Size" and "Quit" are available, then the command line:</text:span></text:p>
      <text:p text:style-name="P70"><text:s/><text:span text:style-name="T15">./hexeditplus</text:span></text:p>
      <text:p text:style-name="P1">Will print:</text:p>
      <text:p text:style-name="P71"><text:soft-page-break/>Choose action:</text:p>
      <text:p text:style-name="P72">0-Toggle Debug Mode</text:p>
      <text:p text:style-name="P72">1-Set File Name</text:p>
      <text:p text:style-name="P72">2-Set Unit Size</text:p>
      <text:p text:style-name="P72">3-Quit</text:p>
      <text:p text:style-name="P1">For this part, use an array with the above menu names and pointers to appropriate functions that implement each option.</text:p>
      <text:p text:style-name="P1">At this point implement "Toggle Debug Mode", "Set File Name", "Set Unit Size", and "Quit".</text:p>
      <text:p text:style-name="P1">Toggle debug mode means turn the debug flag on (if it is currently off, which it is in the initial state), and print "Debug flag now on". If the debug flag is on, this function prints "Debug flag now off", and turns the flag off. When the debug mode is on, you should print the value of the global variables: unit size, file name, and buffer address, every time just before the menu is printed.</text:p>
      <text:p text:style-name="P1"><text:span text:style-name="T1">Optional</text:span> (bonus): the debug toggle function can require entering a secret password of your choice, and only activates debug mode if the password is provided by the user. Such passwords are known in the computer gaming industry as "cheat codes" (so called by the users).</text:p>
      <text:p text:style-name="P1">Set File Name queries the user for a file name, and store it in a globally accessible buffer. You may assume that the file name is no longer than 100 characters. If debug mode is on, the function should also print: "Debug: file name set to 'filename' " (obviously, replacing 'filename' with the actual name).</text:p>
      <text:p text:style-name="P1">The Set Unit Size option sets the size variable. The steps are:</text:p>
      <text:list xml:id="list5540631464899423077" text:style-name="L9">
        <text:list-item>
          <text:p text:style-name="P22">Prompt the user for a number.</text:p>
        </text:list-item>
        <text:list-item>
          <text:p text:style-name="P47">If the value is valid (1, 2, or 4), set the size variable accordingly.</text:p>
        </text:list-item>
        <text:list-item>
          <text:p text:style-name="P47">If debug mode is on, print "Debug: set size to x", with x the appropriate size.</text:p>
        </text:list-item>
        <text:list-item>
          <text:p text:style-name="P47">If not valid, print an error message and leave size unchanged.</text:p>
        </text:list-item>
      </text:list>
      <text:p text:style-name="P9"><text:line-break/><text:span text:style-name="T2">Quit is a function that prints "quitting" (in debug mode), and calls </text:span><text:span text:style-name="Source_20_Text"><text:span text:style-name="T10">exit(0)</text:span></text:span><text:span text:style-name="T9"> </text:span><text:span text:style-name="T2">to quit the program.</text:span></text:p>
      <text:p text:style-name="P1">The rest of the functions will be written in the next tasks. The menu should be extensible, you will change and extend it in each sub-task of task 1. It should be printed using a loop iterating over the menu array, and be {NULL, NULL} terminated.</text:p>
      <text:p text:style-name="P1">All functions should be of the form:</text:p>
      <text:p text:style-name="P70"><text:s/><text:span text:style-name="T15">void fun( );</text:span></text:p>
      <text:p text:style-name="P1">Be sure to implement this code and test it carefully before the lab (that is why you have the debug option), as you will need to extend it during the lab!</text:p>
      <text:h text:style-name="P4" text:outline-level="2"><text:bookmark text:name="task_1_hexeditplus"/>Task 1: hexeditplus</text:h>
      <text:p text:style-name="P3"><text:span text:style-name="T2">In this task we will write our own version of </text:span><text:span text:style-name="T17">hexedit</text:span><text:span text:style-name="T9"> </text:span><text:span text:style-name="T2">for working with binary files. You will extend your code from task 0b.</text:span><text:line-break/><text:span text:style-name="T2">Note: You should verify that there is no error when opening a file. In case of an error, you should print a message and abort the rest of the operation.</text:span><text:line-break/><text:span text:style-name="T2">For this task you will be working with the following ELF file: </text:span><text:a xlink:type="simple" xlink:href="https://www.cs.bgu.ac.il/~caspl172/wiki.files/lab7/abc" text:style-name="Internet_20_link" text:visited-style-name="Visited_20_Internet_20_Link"><text:span text:style-name="T11">abc</text:span></text:a><text:span text:style-name="T2">.</text:span></text:p>
      <text:h text:style-name="P5" text:outline-level="3"><text:bookmark text:name="task_1a_file_display"/><text:soft-page-break/>Task 1a: File Display</text:h>
      <text:p text:style-name="P3"><text:span text:style-name="T2">Write the function for the "File Display" option: </text:span><text:line-break/><text:span text:style-name="T2">This option displays </text:span><text:span text:style-name="T17">length</text:span><text:span text:style-name="T9"> </text:span><text:span text:style-name="T2">units from the file </text:span><text:span text:style-name="T17">filename</text:span><text:span text:style-name="T9"> </text:span><text:span text:style-name="T2">(chosen using option 1 in the menu), starting at file location </text:span><text:span text:style-name="T17">location</text:span><text:span text:style-name="T9"> </text:span><text:span text:style-name="T2">(note: this is the same as the "offset" in the file). The units should be displayed once using a hexadecimal representation, and again using a decimal representation.</text:span><text:line-break/><text:span text:style-name="T2">The steps are:</text:span></text:p>
      <text:list xml:id="list361905668990274644" text:style-name="L10">
        <text:list-item>
          <text:p text:style-name="P23">Check if <text:span text:style-name="T14">filename</text:span> is null, and if it is print an error message and return.</text:p>
        </text:list-item>
        <text:list-item>
          <text:p text:style-name="P48">Open <text:span text:style-name="T14">filename</text:span> for reading. If this fails, print an error message and return.</text:p>
        </text:list-item>
        <text:list-item>
          <text:p text:style-name="P48">Prompt the user for location (in hexadecimal) and a length (in decimal).</text:p>
        </text:list-item>
        <text:list-item>
          <text:p text:style-name="P48">If debug mode is on, print the values of <text:span text:style-name="T14">&lt;location&gt;</text:span> and <text:span text:style-name="T14">&lt;length&gt;</text:span> retrieved from the user.</text:p>
        </text:list-item>
        <text:list-item>
          <text:p text:style-name="P48">Allocate <text:span text:style-name="T14">&lt;unit size&gt;</text:span> * <text:span text:style-name="T14">&lt;length&gt;</text:span> bytes on the heap.</text:p>
        </text:list-item>
        <text:list-item>
          <text:p text:style-name="P48">Read <text:span text:style-name="T14">length</text:span> units from file <text:span text:style-name="T14">filename</text:span>, starting from <text:span text:style-name="T14">location</text:span>, into the allocated memory.</text:p>
        </text:list-item>
        <text:list-item>
          <text:p text:style-name="P48">Close the file.</text:p>
        </text:list-item>
        <text:list-item>
          <text:p text:style-name="P48">Display in <text:span text:style-name="T1">hexadecimal</text:span>, the read units.</text:p>
        </text:list-item>
        <text:list-item>
          <text:p text:style-name="P48">Display in <text:span text:style-name="T1">decimal</text:span>, the read units</text:p>
        </text:list-item>
        <text:list-item>
          <text:p text:style-name="P48">Free the allocated memory</text:p>
        </text:list-item>
      </text:list>
      <text:list xml:id="list3834059232338026503" text:style-name="L11">
        <text:list-item>
          <text:p text:style-name="P24">Note that you should only read from the file once in order to implement both prints (decimal and hexadecimal).</text:p>
        </text:list-item>
      </text:list>
      <text:p text:style-name="P3"><text:line-break/><text:span text:style-name="T2">For example, the command line:</text:span></text:p>
      <text:p text:style-name="P70"><text:s/><text:span text:style-name="T15">./hexeditplus</text:span></text:p>
      <text:p text:style-name="P1">Will print:</text:p>
      <text:p text:style-name="P71">Choose action:</text:p>
      <text:p text:style-name="P72">0-Toggle Debug Mode</text:p>
      <text:p text:style-name="P72">1-Set File Name</text:p>
      <text:p text:style-name="P72">2-Set Unit Size</text:p>
      <text:p text:style-name="P72">3-File Display</text:p>
      <text:p text:style-name="P72">4-Quit</text:p>
      <text:p text:style-name="P3"><text:span text:style-name="T2">After the user set the unit size to 2 and chooses 3 with </text:span><text:span text:style-name="T17">location</text:span><text:span text:style-name="T9"> </text:span><text:span text:style-name="T2">"40" and </text:span><text:span text:style-name="T17">length</text:span><text:span text:style-name="T9"> </text:span><text:span text:style-name="T2">"5" - your program will print the 5 units, starting from the location 0x40, and ending in location 0x49. </text:span></text:p>
      <text:p text:style-name="P1">The prompt should look as follows:</text:p>
      <text:p text:style-name="P71">3</text:p>
      <text:p text:style-name="P72">Please enter &lt;location&gt; &lt;length&gt; </text:p>
      <text:p text:style-name="P72">40 5</text:p>
      <text:p text:style-name="P1">If the current file is "a.out", then the output should look something like this (for a unit size of 2):</text:p>
      <text:p text:style-name="P71">Hexadecimal Representation:</text:p>
      <text:p text:style-name="P72">8034 0804 00e0 0000 00e0</text:p>
      <text:p text:style-name="P72">Decimal Representation:</text:p>
      <text:p text:style-name="P72">32820 2052 224 0 224</text:p>
      <text:p text:style-name="Text_20_body"/>
      <text:list xml:id="list848318150756333988" text:style-name="L12">
        <text:list-item>
          <text:p text:style-name="P25"><text:soft-page-break/>Note that, depending on the chosen unit size, the printed hexadecimal values may differ in order when compared with the output of <text:span text:style-name="T14">hexedit</text:span>. Why is that?</text:p>
        </text:list-item>
      </text:list>
      <text:p text:style-name="Text_20_body"/>
      <text:p text:style-name="P10"><text:span text:style-name="T2">Use your newly implemented functionality to answer: what is the entry point of your own </text:span><text:span text:style-name="T4">hexeditplus</text:span><text:span text:style-name="T2"> program? Verify your answer using </text:span><text:span text:style-name="Source_20_Text"><text:span text:style-name="T5">readelf -h</text:span></text:span></text:p>
      <text:p text:style-name="P3"/>
      <text:p text:style-name="P36">Remember</text:p>
      <text:list xml:id="list508389060959010446" text:style-name="L13">
        <text:list-item>
          <text:p text:style-name="P28"><text:span text:style-name="T6">To read </text:span><text:span text:style-name="T8">location</text:span><text:span text:style-name="T6"> and </text:span><text:span text:style-name="T8">length</text:span><text:span text:style-name="T6"> use </text:span><text:span text:style-name="Teletype"><text:span text:style-name="T6">fgets</text:span></text:span><text:span text:style-name="T6"> and then </text:span><text:span text:style-name="Teletype"><text:span text:style-name="T6">sscanf</text:span></text:span><text:span text:style-name="T6">, rather than </text:span><text:span text:style-name="Teletype"><text:span text:style-name="T6">scanf</text:span></text:span><text:span text:style-name="T6"> directly.</text:span></text:p>
        </text:list-item>
        <text:list-item>
          <text:p text:style-name="P52"><text:span text:style-name="T14">location</text:span> is entered in hexadecimal representation.</text:p>
        </text:list-item>
      </text:list>
      <text:p text:style-name="Text_20_body"/>
      <text:h text:style-name="P5" text:outline-level="3"><text:bookmark text:name="task_1b_load_into_memory"/>Task 1b: Load Into Memory</text:h>
      <text:p text:style-name="P1">Write the function for the "Load Into Memory" option, which works as follows:</text:p>
      <text:list xml:id="list2001222919104385536" text:style-name="L14">
        <text:list-item>
          <text:p text:style-name="P26">Check if <text:span text:style-name="T14">filename</text:span> is null, and if it is print an error message and return.</text:p>
        </text:list-item>
        <text:list-item>
          <text:p text:style-name="P49">Open <text:span text:style-name="T14">filename</text:span> for reading. If this fails, print an error message and return.</text:p>
        </text:list-item>
        <text:list-item>
          <text:p text:style-name="P49">Prompt the user for <text:span text:style-name="T14">location</text:span> (in hexadecimal) and <text:span text:style-name="T14">length</text:span> (in decimal).</text:p>
        </text:list-item>
        <text:list-item>
          <text:p text:style-name="P49">If <text:span text:style-name="T14">data_pointer</text:span> points to a previously allocated memory, then free it.</text:p>
        </text:list-item>
        <text:list-item>
          <text:p text:style-name="P49">Allocate memory of <text:span text:style-name="T14">length</text:span> <text:span text:style-name="T1">bytes</text:span> on the heap, and point <text:span text:style-name="T14">data_pointer</text:span> to it.</text:p>
        </text:list-item>
        <text:list-item>
          <text:p text:style-name="P49">If debug flag is on, print the filename, as well as <text:span text:style-name="T14">data_pointer</text:span>, <text:span text:style-name="T14">location</text:span>, and <text:span text:style-name="T14">length</text:span>.</text:p>
        </text:list-item>
        <text:list-item>
          <text:p text:style-name="P49">Load into <text:span text:style-name="T1">hexeditplus</text:span> program memory, at address <text:span text:style-name="T14">data_pointer</text:span>, <text:span text:style-name="T14">length</text:span> <text:span text:style-name="T1">bytes</text:span> from <text:span text:style-name="T14">filename</text:span> starting from position <text:span text:style-name="T14">location</text:span>.</text:p>
        </text:list-item>
        <text:list-item>
          <text:p text:style-name="P49">Close the file.</text:p>
        </text:list-item>
      </text:list>
      <text:p text:style-name="P3"><text:line-break/><text:span text:style-name="T2">For example, the command:</text:span></text:p>
      <text:p text:style-name="P70"><text:s/><text:span text:style-name="T15">./hexeditplus</text:span></text:p>
      <text:p text:style-name="P1">Will print:</text:p>
      <text:p text:style-name="P71">Choose action:</text:p>
      <text:p text:style-name="P72">0-Toggle Debug Mode</text:p>
      <text:p text:style-name="P72">1-Set File Name</text:p>
      <text:p text:style-name="P72">2-Set Unit Size</text:p>
      <text:p text:style-name="P72">3-File Display</text:p>
      <text:p text:style-name="P72">4-Load Into Memory</text:p>
      <text:p text:style-name="P72">5-Quit</text:p>
      <text:p text:style-name="P3"><text:span text:style-name="T2">Assume that the user has already set the file name to "abc". If the user chooses 4, he is prompted for </text:span><text:span text:style-name="T17">location</text:span><text:span text:style-name="T9"> </text:span><text:span text:style-name="T2">and </text:span><text:span text:style-name="T17">length</text:span><text:span text:style-name="T2">. It should look as follows:</text:span></text:p>
      <text:p text:style-name="P71">4</text:p>
      <text:p text:style-name="P72"><text:soft-page-break/>Please enter &lt;location&gt; &lt;length&gt;</text:p>
      <text:p text:style-name="P72">12F 10</text:p>
      <text:p text:style-name="P3"><text:span text:style-name="T2">The program should open the file </text:span><text:a xlink:type="simple" xlink:href="https://www.cs.bgu.ac.il/~caspl172/wiki.files/lab7/abc" text:style-name="Internet_20_link" text:visited-style-name="Visited_20_Internet_20_Link"><text:span text:style-name="T11">abc</text:span></text:a><text:span text:style-name="T9"> </text:span><text:span text:style-name="T2">and load the 10 bytes, from byte 303 to byte 312 in the file into memory. The output should look like:</text:span></text:p>
      <text:p text:style-name="P71">Loaded 10 bytes into 0xffbf4054</text:p>
      <text:p text:style-name="Text_20_body"/>
      <text:h text:style-name="P5" text:outline-level="3"><text:bookmark text:name="task_1c_save_into_file"/>Task 1c: Save Into File</text:h>
      <text:p text:style-name="P3"><text:span text:style-name="T2">Write the function for the "Save Into File" option, which works as follows:</text:span><text:line-break/><text:span text:style-name="T2">This option replaces </text:span><text:span text:style-name="T17">length</text:span><text:span text:style-name="T9"> </text:span><text:span text:style-name="T2">bytes at </text:span><text:span text:style-name="T17">target-location</text:span><text:span text:style-name="T9"> </text:span><text:span text:style-name="T2">of </text:span><text:span text:style-name="T17">filename</text:span><text:span text:style-name="T9"> </text:span><text:span text:style-name="T2">with bytes from the </text:span><text:span text:style-name="T3">hexeditplus</text:span><text:span text:style-name="T9"> </text:span><text:span text:style-name="T2">memory starting at virtual address </text:span><text:span text:style-name="T17">source-address</text:span><text:span text:style-name="T2">.</text:span><text:line-break/><text:line-break/><text:span text:style-name="T2">For example, the command:</text:span></text:p>
      <text:p text:style-name="P70"><text:s/><text:span text:style-name="T15">./hexeditplus</text:span></text:p>
      <text:p text:style-name="P3"><text:line-break/><text:span text:style-name="T2">Will print:</text:span></text:p>
      <text:p text:style-name="P71">Choose action:</text:p>
      <text:p text:style-name="P72">0-Toggle Debug Mode</text:p>
      <text:p text:style-name="P72">1-Set File Name</text:p>
      <text:p text:style-name="P72">2-Set Unit Size</text:p>
      <text:p text:style-name="P72">3-File Display</text:p>
      <text:p text:style-name="P72">4-Load Into Memory</text:p>
      <text:p text:style-name="P72">5-Save Into File</text:p>
      <text:p text:style-name="P72">6-Quit</text:p>
      <text:p text:style-name="P3"><text:line-break/><text:span text:style-name="T2">When the user chooses option 5, the program should query the user for:</text:span></text:p>
      <text:list xml:id="list3205069499011311674" text:style-name="L15">
        <text:list-item>
          <text:p text:style-name="P61"><text:span text:style-name="T4">source-address</text:span><text:span text:style-name="T2"> (source memory address, in hexadecimal), </text:span><text:span text:style-name="T4">source-address</text:span><text:span text:style-name="T2"> can be set to </text:span><text:span text:style-name="Source_20_Text"><text:span text:style-name="T5">0</text:span></text:span><text:span text:style-name="T2">, in which case, the source address is </text:span><text:span text:style-name="T4">data_pointer</text:span><text:span text:style-name="T2">.</text:span></text:p>
        </text:list-item>
        <text:list-item>
          <text:p text:style-name="P50"><text:span text:style-name="T14">target-location</text:span> (target file offset, in hexadecimal),</text:p>
        </text:list-item>
        <text:list-item>
          <text:p text:style-name="P50"><text:span text:style-name="T14">length</text:span> (number of bytes, in decimal).</text:p>
        </text:list-item>
      </text:list>
      <text:p text:style-name="P3"><text:line-break/><text:span text:style-name="T2">Implement the checks that the file can be opened (for writing and NOT truncating), and print appropriate debug messages in debug mode as in the previous task. Close the file after writing.</text:span></text:p>
      <text:p text:style-name="P1">For example, after the file name was set to "abc", choosing option "5-Save Into File" using <text:span text:style-name="T14">source-address</text:span> 960c170, <text:span text:style-name="T14">target-location</text:span> 33 and <text:span text:style-name="T14">length</text:span> 4, the program should read <text:span text:style-name="T14">length</text:span> = 4 bytes from memory, starting at address 0x960c170, and write them to the file <text:span text:style-name="T14">abc</text:span>, starting from offset 0x33 (overwriting what was originally there). It should look as follows:</text:p>
      <text:p text:style-name="P71">5</text:p>
      <text:p text:style-name="P72">Please enter &lt;source-address&gt; &lt;target-location&gt; &lt;length&gt;</text:p>
      <text:p text:style-name="P72">960c170 33 4</text:p>
      <text:p text:style-name="P3"><text:soft-page-break/><text:span text:style-name="T2">Note that the target file is the one specified using option 1 in the menu.</text:span><text:line-break/><text:line-break/><text:span text:style-name="T2">Also observe that after you execute this option, </text:span><text:span text:style-name="T3">only</text:span><text:span text:style-name="T9"> </text:span><text:span text:style-name="T17">length</text:span><text:span text:style-name="T9"> </text:span><text:span text:style-name="T2">bytes of the file </text:span><text:span text:style-name="T17">filename</text:span><text:span text:style-name="T9"> </text:span><text:span text:style-name="T2">should be changed.</text:span></text:p>
      <text:p text:style-name="P10"><text:span text:style-name="T7">If </text:span><text:span text:style-name="Source_20_Text"><text:span text:style-name="T5">&lt;target-location&gt;</text:span></text:span><text:span text:style-name="T7"> is greater than the size of </text:span><text:span text:style-name="Source_20_Text"><text:span text:style-name="T5">&lt;filename&gt;</text:span></text:span><text:span text:style-name="T7"> you should print an error message and not copy anything.</text:span></text:p>
      <text:p text:style-name="P3"><text:span text:style-name="T2">You should use </text:span><text:span text:style-name="T4">hexedit</text:span><text:span text:style-name="T2"> and task 1a (File Display), to verify that your code for tasks 1b and 1c works correctly, by loading a portion of a file into memory and saving it to another file.<text:line-break/>Here is some of </text:span><text:span text:style-name="T4">hexedit</text:span><text:span text:style-name="T2">'s output for the file </text:span><text:a xlink:type="simple" xlink:href="https://www.cs.bgu.ac.il/~caspl172/wiki.files/lab7/abc" text:style-name="Internet_20_link" text:visited-style-name="Visited_20_Internet_20_Link"><text:span text:style-name="T11">abc</text:span></text:a><text:span text:style-name="T2">, verify that you understand why the output is as it is.</text:span></text:p>
      <text:p text:style-name="P70"><text:s text:c="3"/><text:span text:style-name="T15">00000070 <text:s text:c="2"/>01 00 00 00 <text:s/>01 00 00 00 <text:s/>00 00 00 00 <text:s/>00 80 04 08 <text:s/>................</text:span></text:p>
      <text:p text:style-name="P73"><text:s text:c="3"/><text:span text:style-name="T15">00000080 <text:s text:c="2"/>00 80 04 08 <text:s/>EC 05 00 00 <text:s/>EC 05 00 00 <text:s/>05 00 00 00 <text:s/>................</text:span></text:p>
      <text:p text:style-name="P73"><text:s text:c="3"/><text:span text:style-name="T15">00000090 <text:s text:c="2"/>00 10 00 00 <text:s/>01 00 00 00 <text:s/>14 0F 00 00 <text:s/>14 9F 04 08 <text:s/>................</text:span></text:p>
      <text:p text:style-name="P73"><text:s text:c="3"/><text:span text:style-name="T15">000000A0 <text:s text:c="2"/>14 9F 04 08 <text:s/>0C 01 00 00 <text:s/>14 01 00 00 <text:s/>06 00 00 00 <text:s/>................</text:span></text:p>
      <text:p text:style-name="P73"><text:s text:c="3"/><text:span text:style-name="T15">000000B0 <text:s text:c="2"/>00 10 00 00 <text:s/>02 00 00 00 <text:s/>28 0F 00 00 <text:s/>28 9F 04 08 <text:s/>........(...(...</text:span></text:p>
      <text:p text:style-name="P73"><text:s text:c="3"/><text:span text:style-name="T15">000000C0 <text:s text:c="2"/>28 9F 04 08 <text:s/>C8 00 00 00 <text:s/>C8 00 00 00 <text:s/>06 00 00 00 <text:s/>(...............</text:span></text:p>
      <text:p text:style-name="P73"><text:s text:c="3"/><text:span text:style-name="T15">000000D0 <text:s text:c="2"/>04 00 00 00 <text:s/>04 00 00 00 <text:s/>48 01 00 00 <text:s/>48 81 04 08 <text:s/>........H...H...</text:span></text:p>
      <text:p text:style-name="P73"><text:s text:c="3"/><text:span text:style-name="T15">000000E0 <text:s text:c="2"/>48 81 04 08 <text:s/>44 00 00 00 <text:s/>44 00 00 00 <text:s/>04 00 00 00 <text:s/>H...D...D.......</text:span></text:p>
      <text:p text:style-name="P73"><text:s text:c="3"/><text:span text:style-name="T15">000000F0 <text:s text:c="2"/>04 00 00 00 <text:s/>51 E5 74 64 <text:s/>00 00 00 00 <text:s/>00 00 00 00 <text:s/>....Q.td........</text:span></text:p>
      <text:p text:style-name="P73"><text:s text:c="3"/><text:span text:style-name="T15">00000100 <text:s text:c="2"/>00 00 00 00 <text:s/>00 00 00 00 <text:s/>00 00 00 00 <text:s/>06 00 00 00 <text:s/>................</text:span></text:p>
      <text:p text:style-name="P73"><text:s text:c="3"/><text:span text:style-name="T15">00000110 <text:s text:c="2"/>04 00 00 00 <text:s/>52 E5 74 64 <text:s/>14 0F 00 00 <text:s/>14 9F 04 08 <text:s/>....R.td........</text:span></text:p>
      <text:p text:style-name="P73"><text:s text:c="3"/><text:span text:style-name="T15">00000120 <text:s text:c="2"/>14 9F 04 08 <text:s/>EC 00 00 00 <text:s/>EC 00 00 00 <text:s/>04 00 00 00 <text:s/>................</text:span></text:p>
      <text:p text:style-name="P73"><text:s text:c="3"/><text:span text:style-name="T15">00000130 <text:s text:c="2"/>01 00 00 00 <text:s/>2F 6C 69 62 <text:s/>2F 6C 64 2D <text:s/>6C 69 6E 75 <text:s/>..../lib/ld-linu</text:span></text:p>
      <text:p text:style-name="P73"><text:s text:c="3"/><text:span text:style-name="T15">00000140 <text:s text:c="2"/>78 2E 73 6F <text:s/>2E 32 00 00 <text:s/>04 00 00 00 <text:s/>10 00 00 00 <text:s/>x.so.2..........</text:span></text:p>
      <text:p text:style-name="P73"><text:s text:c="3"/><text:span text:style-name="T15">00000150 <text:s text:c="2"/>01 00 00 00 <text:s/>47 4E 55 00 <text:s/>00 00 00 00 <text:s/>02 00 00 00 <text:s/>....GNU.........</text:span></text:p>
      <text:p text:style-name="P73"><text:s text:c="3"/><text:span text:style-name="T15">00000160 <text:s text:c="2"/>06 00 00 00 <text:s/>0F 00 00 00 <text:s/>04 00 00 00 <text:s/>14 00 00 00 <text:s/>................</text:span></text:p>
      <text:p text:style-name="P73"><text:s text:c="3"/><text:span text:style-name="T15">00000170 <text:s text:c="2"/>03 00 00 00 <text:s/>47 4E 55 00 <text:s/>C1 4E 4D 18 <text:s/>B9 A6 21 8F <text:s/>....GNU..NM...!.</text:span></text:p>
      <text:h text:style-name="P5" text:outline-level="3"><text:bookmark text:name="task_1d_file_modify"/><text:soft-page-break/>Task 1d: File Modify</text:h>
      <text:p text:style-name="P3"><text:span text:style-name="T2">Write the function for the "File Modify" option: </text:span><text:line-break/><text:span text:style-name="T2">This option replaces a unit at </text:span><text:span text:style-name="T17">location in file filename with val. <text:line-break/>The steps are:</text:span></text:p>
      <text:list xml:id="list4658977482975798913" text:style-name="L16">
        <text:list-item>
          <text:p text:style-name="P30">Prompt the user for location and val (all in hexadecimal).</text:p>
        </text:list-item>
        <text:list-item>
          <text:p text:style-name="P53">If debug mode is on, print the location and val given by the user.</text:p>
        </text:list-item>
        <text:list-item>
          <text:p text:style-name="P53">Replace a unit at location in the file with the values given by val.</text:p>
        </text:list-item>
      </text:list>
      <text:p text:style-name="P13"><text:line-break/>For example, the command:</text:p>
      <text:p text:style-name="P74"><text:s/><text:span text:style-name="T16">./hexeditplus</text:span></text:p>
      <text:p text:style-name="P13">Will print:</text:p>
      <text:p text:style-name="P75">Choose action:</text:p>
      <text:p text:style-name="P75">0-Toggle Debug Mode</text:p>
      <text:p text:style-name="P75">1-Set File Name</text:p>
      <text:p text:style-name="P75">2-Set Unit Size</text:p>
      <text:p text:style-name="P75">3-File Display</text:p>
      <text:p text:style-name="P75">4-Load Into Memory</text:p>
      <text:p text:style-name="P75">5-Save Into File</text:p>
      <text:p text:style-name="P75">6-File Modify</text:p>
      <text:p text:style-name="P75">7-Quit</text:p>
      <text:p text:style-name="P13"><text:line-break/>When the user chooses option 6, the program should query the user for:</text:p>
      <text:list xml:id="list4636920055180913671" text:style-name="L17">
        <text:list-item>
          <text:p text:style-name="P31">location (file location, in hexadecimal)</text:p>
        </text:list-item>
        <text:list-item>
          <text:p text:style-name="P54">val (new value, in hexadecimal)</text:p>
        </text:list-item>
      </text:list>
      <text:p text:style-name="P13"><text:line-break/>For example, if unit size was set to 4, choosing option "6-File Modify" using location 0x40, val 0x804808a, will overwrite the 4 bytes starting at location 0x40, with the new value 804808a. It should look as follows:</text:p>
      <text:p text:style-name="P75">6</text:p>
      <text:p text:style-name="P75">Please enter &lt;location&gt; &lt;val&gt;</text:p>
      <text:p text:style-name="P75">40 804808a</text:p>
      <text:p text:style-name="P11">As in the previous task, you should check that the file is opened correctly and that the location chosen to be modified, given the current unit size, is valid, and act accordingly.</text:p>
      <text:p text:style-name="P13">You can test the correctness of your code using task1a - "File Display".</text:p>
      <text:h text:style-name="P67" text:outline-level="2"><text:bookmark text:name="task_2_reading_elf"/><text:soft-page-break/>Task 2: Reading ELF</text:h>
      <text:h text:style-name="P69" text:outline-level="3"><text:bookmark text:name="task_2a"/>Task 2a</text:h>
      <text:p text:style-name="P10"><text:span text:style-name="T17">Download the following file: </text:span><text:a xlink:type="simple" xlink:href="https://www.cs.bgu.ac.il/~caspl172/wiki.files/lab7/chezi" text:style-name="Internet_20_link" text:visited-style-name="Visited_20_Internet_20_Link"><text:span text:style-name="T19">chezi</text:span></text:a><text:span text:style-name="T17">. <text:line-break/><text:line-break/></text:span><text:span text:style-name="Source_20_Text"><text:span text:style-name="T18">chezi</text:span></text:span><text:span text:style-name="T17"> is an executable ELF file. It does not run as expected. Your task is to understand the reason for that. <text:line-break/><text:line-break/>Do the following:</text:span></text:p>
      <text:list xml:id="list5224161142191555627" text:style-name="L18">
        <text:list-item>
          <text:p text:style-name="P32">Run the file.</text:p>
        </text:list-item>
        <text:list-item>
          <text:p text:style-name="P57"><text:span text:style-name="T17">Which function precedes main in execution ? (hint: The </text:span><text:a xlink:type="simple" xlink:href="http://www.cs.bgu.ac.il/~caspl152/wiki.files/lab4/start.s" text:style-name="Internet_20_link" text:visited-style-name="Visited_20_Internet_20_Link"><text:span text:style-name="T20">assembly code in Lab 4</text:span></text:a><text:span text:style-name="T17">).</text:span></text:p>
        </text:list-item>
        <text:list-item>
          <text:p text:style-name="P62"><text:span text:style-name="T17">What is the virtual address to which this function is loaded (hint: use </text:span><text:span text:style-name="Source_20_Text"><text:span text:style-name="T18">readelf -s</text:span></text:span><text:span text:style-name="T17">)</text:span></text:p>
        </text:list-item>
      </text:list>
      <text:h text:style-name="P69" text:outline-level="3"><text:bookmark text:name="task_2b"/>Task 2b</text:h>
      <text:p text:style-name="P13">Use your hexeditplus program from task 1 to display the entry point of a file.</text:p>
      <text:p text:style-name="P13">What are the values of location/length? How do you know that? <text:line-break/><text:line-break/>Use the edit functions from hexeditplus program to fix the chezi file, so that it behaves as expected.</text:p>
      <text:h text:style-name="P67" text:outline-level="2"><text:bookmark text:name="task_3_delving_deeper_into_the_elf_structure"/>Task 3: Delving Deeper into the ELF Structure</text:h>
      <text:h text:style-name="P69" text:outline-level="3"><text:bookmark text:name="task_3a"/>task 3a</text:h>
      <text:p text:style-name="P14"><text:span text:style-name="T17">The goal of this task is to display the compiled code (in bytes) of the function </text:span><text:span text:style-name="Teletype"><text:span text:style-name="T17">main</text:span></text:span><text:span text:style-name="T17">, in the abc executable above.</text:span></text:p>
      <text:p text:style-name="P13">In order to do that, you need to:</text:p>
      <text:list xml:id="list8817940562661753398" text:style-name="L19">
        <text:list-item>
          <text:p text:style-name="P29"><text:span text:style-name="T17">find the offset (file location) of the function </text:span><text:span text:style-name="Teletype"><text:span text:style-name="T17">main</text:span></text:span><text:span text:style-name="T17">.</text:span></text:p>
        </text:list-item>
        <text:list-item>
          <text:p text:style-name="P58"><text:span text:style-name="T17">find the size of the function </text:span><text:span text:style-name="Teletype"><text:span text:style-name="T17">main</text:span></text:span><text:span text:style-name="T17">.</text:span></text:p>
        </text:list-item>
        <text:list-item>
          <text:p text:style-name="P55">use your hexeditplus program to display the content of that function on the screen.</text:p>
        </text:list-item>
      </text:list>
      <text:p text:style-name="P14"/>
      <text:p text:style-name="P13">Finding the needed information:</text:p>
      <text:list xml:id="list6546930779822120594" text:style-name="L20">
        <text:list-item>
          <text:p text:style-name="P63"><text:span text:style-name="T17">Find the entry for the function </text:span><text:span text:style-name="Teletype"><text:span text:style-name="T17">main</text:span></text:span><text:span text:style-name="T17"> in the symbol table of the ELF executable (</text:span><text:span text:style-name="Source_20_Text"><text:span text:style-name="T18">readelf -s</text:span></text:span><text:span text:style-name="T17">).</text:span></text:p>
        </text:list-item>
        <text:list-item>
          <text:p text:style-name="P56">In that reference you will find both the size of the function and the function's virtual address and section number.</text:p>
        </text:list-item>
        <text:list-item>
          <text:p text:style-name="P63"><text:span text:style-name="T17">In the section table of the executable, find the entry for the function's section (</text:span><text:span text:style-name="Source_20_Text"><text:span text:style-name="T18">readelf -S</text:span></text:span><text:span text:style-name="T17">).</text:span></text:p>
        </text:list-item>
        <text:list-item>
          <text:p text:style-name="P56">Find both the section's virtual address (Addr), and the section's file offset (Off).</text:p>
        </text:list-item>
        <text:list-item>
          <text:p text:style-name="P56">Use the above information to find the file offset of the function.</text:p>
        </text:list-item>
      </text:list>
      <text:h text:style-name="P69" text:outline-level="3"><text:bookmark text:name="task_3b-asm"/>Task 3b-asm</text:h>
      <text:p text:style-name="P12">This task is only for students of the architecture and splab course.</text:p>
      <text:p text:style-name="P14"><text:soft-page-break/><text:span text:style-name="T17">What are the first two machine instructions in function main, stated in assembly language? I.e. you need to manually dis-assemble these first two instructions.<text:line-break/>You can use the opcode information in the </text:span><text:a xlink:type="simple" xlink:href="http://www.posix.nl/linuxassembly/nasmdochtml/nasmdoca.html#section-A.2" text:style-name="Internet_20_link" text:visited-style-name="Visited_20_Internet_20_Link"><text:span text:style-name="T20">nasm manual</text:span></text:a><text:span text:style-name="T17">.</text:span></text:p>
      <text:p text:style-name="P14"><text:span text:style-name="T6">Have a look at </text:span><text:a xlink:type="simple" xlink:href="http://www.cs.bgu.ac.il/~caspl152/wiki.files/PS03_152%5B2%5D.pdf" text:style-name="Internet_20_link" text:visited-style-name="Visited_20_Internet_20_Link"><text:span text:style-name="T12">Practical session 3</text:span></text:a><text:span text:style-name="T6"> page 9, before you delve into nasm manual.</text:span></text:p>
      <text:h text:style-name="P69" text:outline-level="3"><text:bookmark text:name="task_3b-splab"/>Task 3b-splab</text:h>
      <text:p text:style-name="P12">This task is for students registered for splab course only and NOT architecture.</text:p>
      <text:p text:style-name="P10"><text:span text:style-name="T17">Hack this executable file so that it does nothing when it is run: replace the code of the </text:span><text:span text:style-name="Source_20_Text"><text:span text:style-name="T18">main</text:span></text:span><text:span text:style-name="T17"> function by </text:span><text:a xlink:type="simple" xlink:href="http://en.wikipedia.org/wiki/NOP" text:style-name="Internet_20_link" text:visited-style-name="Visited_20_Internet_20_Link"><text:span text:style-name="T20">NOP</text:span></text:a><text:span text:style-name="T17"> instructions.<text:line-break/>Make sure you do NOT override the </text:span><text:span text:style-name="Source_20_Text"><text:span text:style-name="T18">ret</text:span></text:span><text:span text:style-name="T17"> instruction (</text:span><text:a xlink:type="simple" xlink:href="http://en.wikipedia.org/wiki/Opcode" text:style-name="Internet_20_link" text:visited-style-name="Visited_20_Internet_20_Link"><text:span text:style-name="T20">Opcode</text:span></text:a><text:span text:style-name="T17">: c3) in </text:span><text:span text:style-name="Source_20_Text"><text:span text:style-name="T18">main</text:span></text:span><text:span text:style-name="T17">.<text:line-break/>Alternately, you can plant just one </text:span><text:span text:style-name="Source_20_Text"><text:span text:style-name="T18">ret</text:span></text:span><text:span text:style-name="T17"> instruction (where?).</text:span></text:p>
      <text:h text:style-name="P67" text:outline-level="2"><text:bookmark text:name="task_4_hacking_installing_a_patch_using_hexeditplus"/>Task 4: Hacking: installing a patch using hexeditplus</text:h>
      <text:p text:style-name="P14"><text:span text:style-name="T17">The following file </text:span><text:a xlink:type="simple" xlink:href="http://www.cs.bgu.ac.il/~rafico/splab/ntsc" text:style-name="Internet_20_link" text:visited-style-name="Visited_20_Internet_20_Link"><text:span text:style-name="T20">ntsc</text:span></text:a><text:span text:style-name="T17"> was meant to be a digit counter. Download it, and run it in the command-line.</text:span></text:p>
      <text:p text:style-name="P74"><text:s/><text:span text:style-name="T16">./ntsc aabbaba123baacca</text:span></text:p>
      <text:p text:style-name="P74"><text:s/><text:span text:style-name="T16">./ntsc 1112111</text:span></text:p>
      <text:p text:style-name="P14"><text:span text:style-name="T17">What is the problem with the file? (hint, try this string: 0123456789) <text:line-break/><text:line-break/>Create a new program with a correct digit counter function (should get a char* and return an int), compile and test it. (remember to compile with the -m32 flag in order to produce an ELF compatible with 32bits). <text:line-break/><text:line-break/>Use hexeditplus to replace (patch) the buggy </text:span><text:span text:style-name="Teletype"><text:span text:style-name="T17">digit_cnt</text:span></text:span><text:span text:style-name="T17"> function in the ntsc file with the corrected version from the new program.<text:line-break/>You should do it using options 4 &amp; 5 in hexeditplus. <text:line-break/>(think: are there any kinds of restrictions on the code you wrote for the </text:span><text:span text:style-name="Teletype"><text:span text:style-name="T17">digit_cnt</text:span></text:span><text:span text:style-name="T17"> function?) <text:line-break/>Explain how you did it, and show that it work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12:35.978965855</dc:date>
    <meta:editing-duration>PT2M52S</meta:editing-duration>
    <meta:editing-cycles>7</meta:editing-cycles>
    <meta:generator>LibreOffice/5.1.6.2$Linux_X86_64 LibreOffice_project/10m0$Build-2</meta:generator>
    <meta:document-statistic meta:table-count="0" meta:image-count="0" meta:object-count="0" meta:page-count="10" meta:paragraph-count="224" meta:word-count="3202" meta:character-count="17631" meta:non-whitespace-character-count="14523"/>
  </office:meta>
</office:document-meta>
</file>